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line-height="150%" fo:text-align="center" style:justify-single-word="false"/>
      <style:text-properties officeooo:paragraph-rsid="00110294"/>
    </style:style>
    <style:style style:name="P2" style:family="paragraph" style:parent-style-name="normal">
      <style:paragraph-properties fo:line-height="150%" fo:text-align="center" style:justify-single-word="false"/>
      <style:text-properties style:font-name="Times New Roman" fo:font-size="12pt" officeooo:paragraph-rsid="00110294" style:font-size-asian="12pt" style:font-name-complex="Times New Roman1" style:font-size-complex="12pt"/>
    </style:style>
    <style:style style:name="P3" style:family="paragraph" style:parent-style-name="normal">
      <style:paragraph-properties fo:line-height="150%"/>
      <style:text-properties style:font-name="Times New Roman" fo:font-size="12pt" officeooo:paragraph-rsid="00110294" style:font-size-asian="12pt" style:font-name-complex="Times New Roman1" style:font-size-complex="12pt"/>
    </style:style>
    <style:style style:name="P4" style:family="paragraph" style:parent-style-name="normal">
      <style:paragraph-properties fo:margin-left="0.776cm" fo:margin-right="1.094cm" fo:margin-top="0cm" fo:margin-bottom="0.353cm" style:contextual-spacing="false" fo:line-height="150%" fo:text-align="center" style:justify-single-word="false" fo:text-indent="-0.141cm" style:auto-text-indent="false"/>
      <style:text-properties officeooo:paragraph-rsid="00110294"/>
    </style:style>
    <style:style style:name="P5" style:family="paragraph" style:parent-style-name="normal">
      <style:paragraph-properties fo:line-height="150%" fo:text-align="center" style:justify-single-word="false"/>
      <style:text-properties style:font-name="Times New Roman" fo:font-size="12pt" fo:font-weight="bold" officeooo:paragraph-rsid="00110294" style:font-size-asian="12pt" style:font-weight-asian="bold" style:font-name-complex="Times New Roman1" style:font-size-complex="12pt"/>
    </style:style>
    <style:style style:name="P6" style:family="paragraph" style:parent-style-name="normal">
      <style:paragraph-properties fo:line-height="150%"/>
      <style:text-properties officeooo:paragraph-rsid="00110294"/>
    </style:style>
    <style:style style:name="P7" style:family="paragraph" style:parent-style-name="normal">
      <style:paragraph-properties fo:line-height="150%"/>
      <style:text-properties style:font-name="Times New Roman" fo:font-size="12pt" fo:font-weight="bold" officeooo:paragraph-rsid="00110294" style:font-size-asian="12pt" style:font-weight-asian="bold" style:font-name-complex="Times New Roman1" style:font-size-complex="12pt"/>
    </style:style>
    <style:style style:name="P8" style:family="paragraph" style:parent-style-name="normal">
      <style:paragraph-properties fo:margin-left="-0.988cm" fo:margin-top="0cm" fo:margin-bottom="0.423cm" style:contextual-spacing="false" fo:line-height="100%" fo:text-align="center" style:justify-single-word="false" fo:text-indent="1.235cm" style:auto-text-indent="false"/>
      <style:text-properties officeooo:paragraph-rsid="00110294"/>
    </style:style>
    <style:style style:name="P9" style:family="paragraph" style:parent-style-name="Standard">
      <style:paragraph-properties fo:break-before="page"/>
      <style:text-properties fo:font-weight="bold" officeooo:paragraph-rsid="000dc3c8" style:font-weight-asian="bold" style:font-weight-complex="bold"/>
    </style:style>
    <style:style style:name="P10" style:family="paragraph" style:parent-style-name="Standard" style:list-style-name="L1">
      <style:text-properties officeooo:paragraph-rsid="000dc3c8"/>
    </style:style>
    <style:style style:name="P11" style:family="paragraph" style:parent-style-name="Standard" style:list-style-name="L1">
      <style:text-properties fo:font-weight="bold" officeooo:paragraph-rsid="000dc3c8" style:font-weight-asian="bold" style:font-weight-complex="bold"/>
    </style:style>
    <style:style style:name="P12" style:family="paragraph" style:parent-style-name="Standard" style:list-style-name="L2">
      <style:text-properties officeooo:paragraph-rsid="000dc3c8"/>
    </style:style>
    <style:style style:name="P13" style:family="paragraph" style:parent-style-name="Standard" style:list-style-name="L3">
      <style:text-properties fo:font-weight="bold" officeooo:paragraph-rsid="000ddf51" style:font-weight-asian="bold" style:font-weight-complex="bold"/>
    </style:style>
    <style:style style:name="P14" style:family="paragraph" style:parent-style-name="Standard" style:list-style-name="L4">
      <style:text-properties officeooo:paragraph-rsid="000ddf51"/>
    </style:style>
    <style:style style:name="P15" style:family="paragraph" style:parent-style-name="Standard" style:list-style-name="L5">
      <style:text-properties officeooo:paragraph-rsid="000ddf51"/>
    </style:style>
    <style:style style:name="P16" style:family="paragraph" style:parent-style-name="Standard" style:list-style-name="L6">
      <style:text-properties officeooo:paragraph-rsid="000ddf51"/>
    </style:style>
    <style:style style:name="P17" style:family="paragraph" style:parent-style-name="Standard" style:list-style-name="L1">
      <style:text-properties fo:font-weight="bold" officeooo:paragraph-rsid="000ddf51" style:font-weight-asian="bold" style:font-weight-complex="bold"/>
    </style:style>
    <style:style style:name="P18" style:family="paragraph" style:parent-style-name="Standard" style:list-style-name="L7">
      <style:text-properties officeooo:paragraph-rsid="000ddf51"/>
    </style:style>
    <style:style style:name="P19" style:family="paragraph" style:parent-style-name="Standard" style:list-style-name="L8">
      <style:text-properties officeooo:paragraph-rsid="000ddf51"/>
    </style:style>
    <style:style style:name="P20" style:family="paragraph" style:parent-style-name="Standard" style:list-style-name="L9">
      <style:text-properties officeooo:paragraph-rsid="000ddf51"/>
    </style:style>
    <style:style style:name="P21" style:family="paragraph" style:parent-style-name="Standard" style:list-style-name="L10">
      <style:text-properties officeooo:paragraph-rsid="000ddf5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110294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officeooo:rsid="00110294" style:font-size-asian="12pt" style:font-name-complex="Times New Roman1" style:font-size-complex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Автономное профессиональное образовательное учреждение Вологодской области “Вологодский колледж связи и информационных технологий”</text:span></text:p>
      <text:p text:style-name="P2" loext:marker-style-name="T1"/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4" loext:marker-style-name="T2"><text:span text:style-name="T2">Лабораторная работа</text:span></text:p>
      <text:p text:style-name="P4" loext:marker-style-name="T2"><text:span text:style-name="T2">Дисциплина: «</text:span><text:span text:style-name="T3">Учебная практика</text:span><text:span text:style-name="T2">»</text:span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6" loext:marker-style-name="T1"><text:span text:style-name="T1">Руководитель </text:span><text:span text:style-name="T4">Кетов А. И.</text:span></text:p>
      <text:p text:style-name="P6" loext:marker-style-name="T1"><text:span text:style-name="T1">Выполнил студент Ковалевич С. </text:span><text:span text:style-name="T4">А.</text:span></text:p>
      <text:p text:style-name="P6" loext:marker-style-name="T1"><text:span text:style-name="T1">Группа, курс ИСП-223а, 2 курс</text:span></text:p>
      <text:p text:style-name="P6" loext:marker-style-name="T1"><text:span text:style-name="T1">Дата сдачи </text:span><text:span text:style-name="T4">12.05</text:span></text:p>
      <text:p text:style-name="P7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7" loext:marker-style-name="T2"/>
      <text:p text:style-name="P7" loext:marker-style-name="T2"/>
      <text:p text:style-name="P8" loext:marker-style-name="T1"><text:span text:style-name="T1">Вологда,</text:span></text:p>
      <text:p text:style-name="P8" loext:marker-style-name="T1"><text:span text:style-name="T1">2025 г.</text:span></text:p>
      <text:p text:style-name="P9">Техническое задание для электронного журнала с функцией оценки</text:p>
      <text:list xml:id="list1810440558" text:style-name="L1">
        <text:list-item>
          <text:p text:style-name="P10"><text:span text:style-name="T5">Введение</text:span><text:line-break/>Создание электронного журнала, который позволит преподавателям и ученикам оценивать достижения и прогресс учащихся по заданным критериям.</text:p>
        </text:list-item>
        <text:list-item>
          <text:p text:style-name="P11">Цели и задачи</text:p>
        </text:list-item>
      </text:list>
      <text:list text:style-name="L2">
        <text:list-item>
          <text:p text:style-name="P12">Разработать удобный интерфейс для пользователей</text:p>
        </text:list-item>
        <text:list-item>
          <text:p text:style-name="P12">Обеспечить возможность оценки по установленным критериям.</text:p>
        </text:list-item>
        <text:list-item>
          <text:p text:style-name="P12">Предоставить аналитику по оценкам и прогрессу.</text:p>
        </text:list-item>
      </text:list>
      <text:list xml:id="list110233419618551" text:continue-list="list1810440558" text:style-name="L1">
        <text:list-item>
          <text:p text:style-name="P11">Основные функции</text:p>
        </text:list-item>
      </text:list>
      <text:list xml:id="list3879893474" text:style-name="L3">
        <text:list-item>
          <text:p text:style-name="P13">Пользовательский интерфейс</text:p>
        </text:list-item>
      </text:list>
      <text:list text:style-name="L4">
        <text:list-item>
          <text:p text:style-name="P14">Регистрация и авторизация пользователей (учителей и учеников).</text:p>
        </text:list-item>
        <text:list-item>
          <text:p text:style-name="P14">Личный кабинет для каждого пользователя с доступом к оценкам и успеваемости.</text:p>
        </text:list-item>
        <text:list-item>
          <text:p text:style-name="P14">Формирование отчетов об успеваемости.</text:p>
        </text:list-item>
      </text:list>
      <text:list xml:id="list110233877847857" text:continue-list="list3879893474" text:style-name="L3">
        <text:list-item>
          <text:p text:style-name="P13">Оценка по критериям</text:p>
        </text:list-item>
      </text:list>
      <text:list text:style-name="L5">
        <text:list-item>
          <text:p text:style-name="P15">Возможность создания и редактирования критериев оценки (например, "Участие в классе", "Домашние задания", "Экзамены").</text:p>
        </text:list-item>
        <text:list-item>
          <text:p text:style-name="P15">Оценка по каждому критерию в диапазоне от 1 до 5.</text:p>
        </text:list-item>
        <text:list-item>
          <text:p text:style-name="P15">Система автоматического расчета итоговой оценки на основе выставленных баллов.</text:p>
        </text:list-item>
      </text:list>
      <text:list text:continue-list="list110233877847857" text:style-name="L3">
        <text:list-item>
          <text:p text:style-name="P13">Административные функции</text:p>
        </text:list-item>
      </text:list>
      <text:list text:style-name="L6">
        <text:list-item>
          <text:p text:style-name="P16">Управление пользователями (добавление, удаление, редактирование ролей).</text:p>
        </text:list-item>
        <text:list-item>
          <text:p text:style-name="P16">Настройка критериев оценки и их весов.</text:p>
        </text:list-item>
        <text:list-item>
          <text:p text:style-name="P16">Доступ к отчетам по общему состоянию успеваемости класса.</text:p>
        </text:list-item>
      </text:list>
      <text:list xml:id="list110233555938242" text:continue-list="list110233419618551" text:style-name="L1">
        <text:list-item>
          <text:p text:style-name="P17">Технические требования</text:p>
        </text:list-item>
      </text:list>
      <text:list text:style-name="L7">
        <text:list-item>
          <text:p text:style-name="P18">Платформа: веб-приложение.</text:p>
        </text:list-item>
        <text:list-item>
          <text:p text:style-name="P18">Язык программирования: Python.</text:p>
        </text:list-item>
        <text:list-item>
          <text:p text:style-name="P18">База данных: SQL.</text:p>
        </text:list-item>
        <text:list-item>
          <text:p text:style-name="P18">Совместимость с современными браузерами (Chrome, Firefox, Safari).</text:p>
        </text:list-item>
      </text:list>
      <text:list xml:id="list110233581385678" text:continue-list="list110233555938242" text:style-name="L1">
        <text:list-item>
          <text:p text:style-name="P17">Безопасность</text:p>
        </text:list-item>
      </text:list>
      <text:list text:style-name="L8">
        <text:list-item>
          <text:p text:style-name="P19">Шифрование паролей пользователей.</text:p>
        </text:list-item>
        <text:list-item>
          <text:p text:style-name="P19">Защита данных пользователей от несанкционированного доступа.</text:p>
        </text:list-item>
        <text:list-item>
          <text:p text:style-name="P19">Регулярные резервные копии базы данных.</text:p>
        </text:list-item>
      </text:list>
      <text:list xml:id="list110233346433604" text:continue-list="list110233581385678" text:style-name="L1">
        <text:list-item>
          <text:p text:style-name="P17">Тестирование</text:p>
        </text:list-item>
      </text:list>
      <text:list text:style-name="L9">
        <text:list-item>
          <text:p text:style-name="P20">Проведение функционального тестирования всех модулей.</text:p>
        </text:list-item>
        <text:list-item>
          <text:p text:style-name="P20">Тестирование производительности под нагрузкой.</text:p>
        </text:list-item>
        <text:list-item>
          <text:p text:style-name="P20">Тестирование на совместимость с различными устройствами.</text:p>
        </text:list-item>
      </text:list>
      <text:list xml:id="list110232832053545" text:continue-list="list110233346433604" text:style-name="L1">
        <text:list-item>
          <text:p text:style-name="P17">Сроки реализации</text:p>
        </text:list-item>
      </text:list>
      <text:list text:style-name="L10">
        <text:list-item>
          <text:p text:style-name="P21">Этап проектирования: 1 месяц.</text:p>
        </text:list-item>
        <text:list-item>
          <text:p text:style-name="P21">Этап разработки: 3 месяца.</text:p>
        </text:list-item>
        <text:list-item>
          <text:p text:style-name="P21">Этап тестирования и исправления ошибок: 1 месяц.</text:p>
        </text:list-item>
        <text:list-item>
          <text:p text:style-name="P21">Итоговый срок: 5 месяцев.</text:p>
        </text:list-item>
      </text:list>
      <text:list text:continue-list="list110232832053545" text:style-name="L1">
        <text:list-item>
          <text:p text:style-name="P10"><text:span text:style-name="T5">Заключение</text:span><text:line-break/>Электронный журнал с функцией оценки должен быть удобным инструментом для всех участников образовательного процесса, способствующим улучшению успеваемости учащихся и оптимизации работы преподавателей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1" fo:font-family="Arial" style:font-family-generic="swiss" style:font-pitch="variable" style:letter-kerning="false" style:font-name-asian="Arial2" style:font-family-asian="Arial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08:57:42.068000000</meta:creation-date>
    <dc:date>2025-05-12T11:02:01.941000000</dc:date>
    <meta:editing-duration>PT14M47S</meta:editing-duration>
    <meta:editing-cycles>5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47" meta:word-count="294" meta:character-count="2213" meta:non-whitespace-character-count="2002"/>
  </office:meta>
</office:document-meta>
</file>